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Cold Saw Replication Guide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1087_1280142294" text:style-name="Internet_20_link" text:visited-style-name="Internet_20_link">Cut Materials</text:a><text:tab/>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 text:name="__RefHeading__1087_1280142294"/>Cut Materials<text:bookmark-end text:name="__RefHeading__1087_1280142294"/></text:h>
      <text:p text:style-name="Standard"/>
      <text:p text:style-name="Standard"/>
      <text:p text:style-name="Standard"/>
      <text:p text:style-name="Standard">Cut Materials</text:p>
      <text:p text:style-name="Standard"/>
      <text:p text:style-name="Standard">Make Blade Guar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08T16:43:40.08</dc:date>
    <meta:editing-duration>PT24M10S</meta:editing-duration>
    <meta:editing-cycles>8</meta:editing-cycles>
    <meta:generator>LibreOffice/3.3$Win32 LibreOffice_project/330m19$Build-202</meta:generator>
    <meta:document-statistic meta:table-count="0" meta:image-count="0" meta:object-count="0" meta:page-count="1" meta:paragraph-count="6" meta:word-count="20" meta:character-count="116"/>
  </office:meta>
</office:document-meta>
</file>